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C0000000CB9ECFA9B88C7279C.png" manifest:media-type="image/png"/>
  <manifest:file-entry manifest:full-path="Pictures/10000201000000220000000A9792C1620D9C34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3092a"/>
    </style:style>
    <style:style style:name="P3" style:family="paragraph" style:parent-style-name="Standard">
      <style:paragraph-properties fo:text-align="start" style:justify-single-word="false"/>
      <style:text-properties officeooo:rsid="0003092a" officeooo:paragraph-rsid="0003092a"/>
    </style:style>
    <style:style style:name="P4" style:family="paragraph" style:parent-style-name="Standard">
      <style:paragraph-properties fo:text-align="start" style:justify-single-word="false"/>
      <style:text-properties officeooo:rsid="00040670" officeooo:paragraph-rsid="0003092a"/>
    </style:style>
    <style:style style:name="P5" style:family="paragraph" style:parent-style-name="Standard">
      <style:paragraph-properties fo:text-align="start" style:justify-single-word="false"/>
      <style:text-properties fo:font-weight="bold" officeooo:rsid="0004c209" officeooo:paragraph-rsid="0004c20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paragraph-rsid="0003092a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draw:frame draw:style-name="fr1" draw:name="Imagen1" text:anchor-type="paragraph" svg:x="6.625cm" svg:y="0.026cm" svg:width="3.752cm" svg:height="1.101cm" draw:z-index="0"><draw:image xlink:href="Pictures/10000201000000220000000A9792C1620D9C34AE.png" xlink:type="simple" xlink:show="embed" xlink:actuate="onLoad"/></draw:frame></text:p>
      <text:p text:style-name="P1"/>
      <text:p text:style-name="P2"><draw:frame draw:style-name="fr1" draw:name="Imagen2" text:anchor-type="paragraph" svg:x="3.424cm" svg:y="1cm" svg:width="10.155cm" svg:height="1.321cm" draw:z-index="1"><draw:image xlink:href="Pictures/100002010000005C0000000CB9ECFA9B88C7279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Controls:</text:h>
      <text:p text:style-name="P3"><text:tab/></text:p>
      <text:p text:style-name="P3"><text:tab/>A → Move left</text:p>
      <text:p text:style-name="P3"><text:tab/>D → Move right</text:p>
      <text:p text:style-name="P3"><text:tab/>O → Jump</text:p>
      <text:p text:style-name="P3"><text:tab/>P <text:s/>→ Attack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Important note: <text:span text:style-name="T1">Due to a lot of things the game has be reduced to only two maps. Im sorry for this, but the important is everything that i learn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22:20:54.711633757</meta:creation-date>
    <dc:date>2016-10-26T22:46:20.972662045</dc:date>
    <meta:editing-duration>PT3M32S</meta:editing-duration>
    <meta:editing-cycles>3</meta:editing-cycles>
    <meta:generator>LibreOffice/5.2.3.1$Linux_X86_64 LibreOffice_project/20m0$Build-1</meta:generator>
    <meta:document-statistic meta:table-count="0" meta:image-count="2" meta:object-count="0" meta:page-count="1" meta:paragraph-count="7" meta:word-count="44" meta:character-count="207" meta:non-whitespace-character-count="163"/>
  </office:meta>
</office:document-meta>
</file>